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1cm"/>
    </style:style>
    <style:style style:name="gr4" style:family="graphic" style:parent-style-name="objectwithoutfill">
      <style:graphic-properties draw:marker-end="Triangle_20_unfilled" draw:marker-end-width="0.5cm" draw:fill="none" draw:textarea-vertical-align="middle"/>
    </style:style>
    <style:style style:name="gr5" style:family="graphic" style:parent-style-name="objectwithoutfill">
      <style:graphic-properties draw:marker-start="Diamond_20_unfilled" draw:marker-start-width="0.5cm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6cm" svg:height="1.1cm" svg:x="2.3cm" svg:y="1.4cm">
          <text:p text:style-name="P1">Worl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1cm" svg:x="2.3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6cm" svg:height="1.1cm" svg:x="2.3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.3cm" svg:y="6.1cm">
          <text:p text:style-name="P1">myWorl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.3cm" svg:y="9.2cm">
          <text:p text:style-name="P1">壁判定がある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2cm" svg:x="2.3cm" svg:y="7.2cm">
          <text:p text:style-name="P1">ビリヤードの</text:p>
          <text:p text:style-name="P1">フィールド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6cm" svg:y1="6.1cm" svg:x2="4.6cm" svg:y2="4.7cm">
          <text:p/>
        </draw:line>
        <draw:custom-shape draw:style-name="gr1" draw:text-style-name="P2" draw:layer="layout" svg:width="4.6cm" svg:height="1.1cm" svg:x="9.6cm" svg:y="1.4cm">
          <text:p text:style-name="P1">a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6cm" svg:height="1.1cm" svg:x="9.6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cm" svg:height="1.1cm" svg:x="9.6cm" svg:y="2.5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9cm" svg:y1="3.05cm" svg:x2="9.6cm" svg:y2="3.05cm" draw:start-shape="id1" draw:start-glue-point="1" draw:end-shape="id2" draw:end-glue-point="3" svg:d="M6900 3050h2700" svg:viewBox="0 0 2701 1">
          <text:p/>
        </draw:connector>
        <draw:frame draw:style-name="gr6" draw:text-style-name="P4" draw:layer="layout" svg:width="0.8cm" svg:height="0.962cm" svg:x="7.1cm" svg:y="1.738cm">
          <draw:text-box>
            <text:p>1</text:p>
          </draw:text-box>
        </draw:frame>
        <draw:frame draw:style-name="gr6" draw:text-style-name="P4" draw:layer="layout" svg:width="0.8cm" svg:height="0.962cm" svg:x="8.6cm" svg:y="1.7cm">
          <draw:text-box>
            <text:p>*</text:p>
          </draw:text-box>
        </draw:frame>
        <draw:custom-shape draw:style-name="gr1" draw:text-style-name="P2" xml:id="id3" draw:id="id3" draw:layer="layout" svg:width="4.6cm" svg:height="1.1cm" svg:x="9.6cm" svg:y="6.8cm">
          <text:p text:style-name="P1">ball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6cm" svg:height="1.1cm" svg:x="9.6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6cm" svg:height="1.1cm" svg:x="9.6cm" svg:y="7.9cm">
          <text:p text:style-name="P1">ボール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1.9cm" svg:y1="6.8cm" svg:x2="11.9cm" svg:y2="4.7cm" draw:start-shape="id3" draw:start-glue-point="0" draw:end-shape="id4" draw:end-glue-point="2" svg:d="M11900 6800v-2100" svg:viewBox="0 0 1 2101">
          <text:p/>
        </draw:connector>
        <draw:custom-shape draw:style-name="gr1" draw:text-style-name="P2" xml:id="id5" draw:id="id5" draw:layer="layout" svg:width="4.6cm" svg:height="1.1cm" svg:x="4.6cm" svg:y="13cm">
          <text:p text:style-name="P1">shot_ba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4.6cm" svg:y="15.2cm">
          <text:p text:style-name="P1">撃ちだす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1cm" svg:x="4.6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6cm" svg:height="1.1cm" svg:x="13.5cm" svg:y="13.3cm">
          <text:p text:style-name="P1">bound_ba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13.5cm" svg:y="15.5cm">
          <text:p text:style-name="P1">反射する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1cm" svg:x="13.5cm" svg:y="14.4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9cm" svg:y1="13cm" svg:x2="11.9cm" svg:y2="10.1cm" draw:start-shape="id5" draw:start-glue-point="0" draw:end-shape="id6" svg:d="M6900 13000v-1450h5000v-1450" svg:viewBox="0 0 5001 2901">
          <text:p/>
        </draw:connector>
        <draw:connector draw:style-name="gr4" draw:text-style-name="P3" draw:layer="layout" svg:x1="15.8cm" svg:y1="13.3cm" svg:x2="14.2cm" svg:y2="8.45cm" draw:start-shape="id7" draw:start-glue-point="0" draw:end-shape="id8" draw:end-glue-point="1" svg:d="M15800 13300v-4850h-1600" svg:viewBox="0 0 1601 4851">
          <text:p/>
        </draw:connector>
        <draw:frame draw:style-name="gr6" draw:text-style-name="P4" draw:layer="layout" svg:width="0.8cm" svg:height="0.962cm" svg:x="14.3cm" svg:y="7.138cm">
          <draw:text-box>
            <text:p>1</text:p>
          </draw:text-box>
        </draw:frame>
        <draw:frame draw:style-name="gr6" draw:text-style-name="P4" draw:layer="layout" svg:width="1.3cm" svg:height="0.962cm" svg:x="16cm" svg:y="12.038cm">
          <draw:text-box>
            <text:p>15</text:p>
          </draw:text-box>
        </draw:frame>
        <draw:custom-shape draw:style-name="gr1" draw:text-style-name="P2" draw:layer="layout" svg:width="4.6cm" svg:height="1.1cm" svg:x="8.9cm" svg:y="18.3cm">
          <text:p text:style-name="P1">ho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8.9cm" svg:y="20.5cm">
          <text:p text:style-name="P1">ボールを消す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.6cm" svg:height="1.1cm" svg:x="8.9cm" svg:y="19.4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4.299cm" svg:x1="13.5cm" svg:y1="19.95cm" svg:x2="14.2cm" svg:y2="3.05cm" draw:start-shape="id9" draw:start-glue-point="1" draw:end-shape="id2" draw:end-glue-point="1" svg:d="M13500 19950h5500v-16900h-4800" svg:viewBox="0 0 5501 16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</meta:initial-creator>
    <meta:creation-date>2018-12-20T10:01:06.061979958</meta:creation-date>
    <dc:date>2018-12-20T10:28:01.124148988</dc:date>
    <dc:creator>root</dc:creator>
    <meta:editing-duration>PT7M18S</meta:editing-duration>
    <meta:editing-cycles>1</meta:editing-cycles>
    <meta:generator>LibreOffice/5.1.6.2$Linux_X86_64 LibreOffice_project/10m0$Build-2</meta:generator>
    <meta:document-statistic meta:object-count="31"/>
  </office:meta>
</office:document-meta>
</file>